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D00000083E2C634457E993AF0.png" manifest:media-type="image/png"/>
  <manifest:file-entry manifest:full-path="Pictures/1000020100000240000001B0CA2CFE1A08A16E76.png" manifest:media-type="image/png"/>
  <manifest:file-entry manifest:full-path="Pictures/1000020100000780000005A0CD5231A2BBF1D2A7.png" manifest:media-type="image/png"/>
  <manifest:file-entry manifest:full-path="Pictures/1000020100000240000001B0E00D24AB90A935F7.png" manifest:media-type="image/png"/>
  <manifest:file-entry manifest:full-path="Pictures/10000201000001A2000000F15B7190369DF7F6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5bb" officeooo:paragraph-rsid="000f95bb"/>
    </style:style>
    <style:style style:name="P2" style:family="paragraph" style:parent-style-name="Standard">
      <style:text-properties officeooo:rsid="000f95bb" officeooo:paragraph-rsid="000f9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om</text:p>
      <text:p text:style-name="P1"><draw:frame draw:style-name="fr3" draw:name="图像5" text:anchor-type="paragraph" svg:width="16.258cm" svg:height="12.194cm" draw:z-index="4"><draw:image xlink:href="Pictures/1000020100000240000001B0E00D24AB90A935F7.png" xlink:type="simple" xlink:show="embed" xlink:actuate="onLoad" loext:mime-type="image/png"/></draw:frame></text:p>
      <text:p text:style-name="P1"><draw:frame draw:style-name="fr1" draw:name="图像1" text:anchor-type="paragraph" svg:x="0.82cm" svg:y="0cm" svg:width="13.386cm" svg:height="7.717cm" draw:z-index="0"><draw:image xlink:href="Pictures/10000201000001A2000000F15B7190369DF7F6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图像4" text:anchor-type="paragraph" svg:width="16.256cm" svg:height="12.192cm" draw:z-index="3"><draw:image xlink:href="Pictures/1000020100000780000005A0CD5231A2BBF1D2A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图像2" text:anchor-type="paragraph" svg:x="0.822cm" svg:y="0cm" svg:width="13.476cm" svg:height="3.967cm" draw:z-index="1"><draw:image xlink:href="Pictures/10000201000001BD00000083E2C634457E993A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图像3" text:anchor-type="paragraph" svg:width="16.258cm" svg:height="12.194cm" draw:z-index="2"><draw:image xlink:href="Pictures/1000020100000240000001B0CA2CFE1A08A16E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21:35:44.762379472</meta:creation-date>
    <dc:date>2019-05-19T21:42:50.139504050</dc:date>
    <meta:editing-duration>PT5M32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3" meta:paragraph-count="1" meta:word-count="1" meta:character-count="4" meta:non-whitespace-character-count="4"/>
  </office:meta>
</office:document-meta>
</file>